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859cm" fo:break-before="auto" style:use-optimal-row-height="false"/>
    </style:style>
    <style:style style:name="ro11" style:family="table-row">
      <style:table-row-properties style:row-height="0.416cm" fo:break-before="auto" style:use-optimal-row-height="tru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Dele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View and edit ticker</text:p>
          </table:table-cell>
          <table:table-cell table:number-columns-repeated="1023"/>
        </table:table-row>
        <table:table-row table:style-name="ro9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10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1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>
            <text:p>Upload multibit.exe to virustotal.com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8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11:5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6-20T11:51:05</dc:date>
    <meta:editing-duration>PT01H28M37S</meta:editing-duration>
    <meta:editing-cycles>16</meta:editing-cycles>
    <meta:print-date>2012-04-16T10:32:00</meta:print-date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